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bb96" officeooo:paragraph-rsid="0016bb96" style:font-weight-asian="bold" style:font-weight-complex="bold"/>
    </style:style>
    <style:style style:name="P2" style:family="paragraph" style:parent-style-name="Standard">
      <style:text-properties fo:font-weight="bold" officeooo:rsid="0017d241" officeooo:paragraph-rsid="0017d241" style:font-weight-asian="bold" style:font-weight-complex="bold"/>
    </style:style>
    <style:style style:name="P3" style:family="paragraph" style:parent-style-name="Standard">
      <style:text-properties fo:font-weight="bold" officeooo:rsid="001af9ba" officeooo:paragraph-rsid="001af9ba" style:font-weight-asian="bold" style:font-weight-complex="bold"/>
    </style:style>
    <style:style style:name="P4" style:family="paragraph" style:parent-style-name="Standard">
      <style:text-properties fo:font-weight="bold" officeooo:rsid="001c76f2" officeooo:paragraph-rsid="001c76f2" style:font-weight-asian="bold" style:font-weight-complex="bold"/>
    </style:style>
    <style:style style:name="P5" style:family="paragraph" style:parent-style-name="Standard">
      <style:text-properties fo:font-weight="bold" officeooo:rsid="001e6d52" officeooo:paragraph-rsid="001e6d52" style:font-weight-asian="bold" style:font-weight-complex="bold"/>
    </style:style>
    <style:style style:name="P6" style:family="paragraph" style:parent-style-name="Standard">
      <style:text-properties fo:font-weight="bold" officeooo:rsid="001e8e2e" officeooo:paragraph-rsid="001e8e2e" style:font-weight-asian="bold" style:font-weight-complex="bold"/>
    </style:style>
    <style:style style:name="P7" style:family="paragraph" style:parent-style-name="Standard">
      <style:text-properties fo:font-weight="bold" officeooo:rsid="001fc252" officeooo:paragraph-rsid="001fc252" style:font-weight-asian="bold" style:font-weight-complex="bold"/>
    </style:style>
    <style:style style:name="P8" style:family="paragraph" style:parent-style-name="Standard">
      <style:text-properties fo:font-weight="bold" officeooo:rsid="0021aeb3" officeooo:paragraph-rsid="0021aeb3" style:font-weight-asian="bold" style:font-weight-complex="bold"/>
    </style:style>
    <style:style style:name="P9" style:family="paragraph" style:parent-style-name="Standard">
      <style:text-properties fo:font-weight="bold" officeooo:rsid="00229fde" officeooo:paragraph-rsid="00229fde" style:font-weight-asian="bold" style:font-weight-complex="bold"/>
    </style:style>
    <style:style style:name="P10" style:family="paragraph" style:parent-style-name="Standard">
      <style:text-properties fo:font-weight="bold" officeooo:rsid="00229fde" officeooo:paragraph-rsid="0022db47" style:font-weight-asian="bold" style:font-weight-complex="bold"/>
    </style:style>
    <style:style style:name="P11" style:family="paragraph" style:parent-style-name="Standard">
      <style:text-properties fo:font-weight="bold" officeooo:rsid="0024cf93" officeooo:paragraph-rsid="0024cf93" style:font-weight-asian="bold" style:font-weight-complex="bold"/>
    </style:style>
    <style:style style:name="P12" style:family="paragraph" style:parent-style-name="Standard">
      <style:text-properties fo:font-weight="bold" officeooo:rsid="00254cf0" officeooo:paragraph-rsid="00254cf0" style:font-weight-asian="bold" style:font-weight-complex="bold"/>
    </style:style>
    <style:style style:name="P13" style:family="paragraph" style:parent-style-name="Standard">
      <style:text-properties fo:font-weight="bold" officeooo:rsid="0028fb1a" officeooo:paragraph-rsid="0028fb1a" style:font-weight-asian="bold" style:font-weight-complex="bold"/>
    </style:style>
    <style:style style:name="P14" style:family="paragraph" style:parent-style-name="Standard">
      <style:text-properties fo:font-weight="bold" officeooo:rsid="002a6907" officeooo:paragraph-rsid="002a6907" style:font-weight-asian="bold" style:font-weight-complex="bold"/>
    </style:style>
    <style:style style:name="P15" style:family="paragraph" style:parent-style-name="Standard">
      <style:text-properties fo:font-weight="bold" officeooo:rsid="002bd479" officeooo:paragraph-rsid="002bd479" style:font-weight-asian="bold" style:font-weight-complex="bold"/>
    </style:style>
    <style:style style:name="P16" style:family="paragraph" style:parent-style-name="Standard">
      <style:text-properties fo:font-weight="bold" officeooo:rsid="002bd479" officeooo:paragraph-rsid="002e7e11" style:font-weight-asian="bold" style:font-weight-complex="bold"/>
    </style:style>
    <style:style style:name="P17" style:family="paragraph" style:parent-style-name="Standard">
      <style:text-properties fo:font-weight="bold" officeooo:rsid="002f5fc4" officeooo:paragraph-rsid="002f5fc4" style:font-weight-asian="bold" style:font-weight-complex="bold"/>
    </style:style>
    <style:style style:name="P18" style:family="paragraph" style:parent-style-name="Standard">
      <style:text-properties fo:font-weight="bold" officeooo:rsid="00314339" officeooo:paragraph-rsid="00314339" style:font-weight-asian="bold" style:font-weight-complex="bold"/>
    </style:style>
    <style:style style:name="P19" style:family="paragraph" style:parent-style-name="Standard">
      <style:text-properties fo:font-weight="bold" officeooo:rsid="0032acb8" officeooo:paragraph-rsid="0032acb8" style:font-weight-asian="bold" style:font-weight-complex="bold"/>
    </style:style>
    <style:style style:name="P20" style:family="paragraph" style:parent-style-name="Standard">
      <style:text-properties fo:font-weight="bold" officeooo:rsid="0032acb8" officeooo:paragraph-rsid="0034e72b" style:font-weight-asian="bold" style:font-weight-complex="bold"/>
    </style:style>
    <style:style style:name="P21" style:family="paragraph" style:parent-style-name="Standard">
      <style:text-properties fo:font-weight="bold" officeooo:rsid="003449a7" officeooo:paragraph-rsid="003449a7" style:font-weight-asian="bold" style:font-weight-complex="bold"/>
    </style:style>
    <style:style style:name="P22" style:family="paragraph" style:parent-style-name="Standard">
      <style:text-properties fo:font-weight="normal" officeooo:rsid="0016bb96" officeooo:paragraph-rsid="0016bb96" style:font-weight-asian="normal" style:font-weight-complex="normal"/>
    </style:style>
    <style:style style:name="P23" style:family="paragraph" style:parent-style-name="Standard">
      <style:text-properties fo:font-weight="normal" officeooo:rsid="0016bb96" officeooo:paragraph-rsid="001c76f2" style:font-weight-asian="normal" style:font-weight-complex="normal"/>
    </style:style>
    <style:style style:name="P24" style:family="paragraph" style:parent-style-name="Standard">
      <style:text-properties fo:font-weight="normal" officeooo:rsid="0017d241" officeooo:paragraph-rsid="0017d241" style:font-weight-asian="normal" style:font-weight-complex="normal"/>
    </style:style>
    <style:style style:name="P25" style:family="paragraph" style:parent-style-name="Standard">
      <style:text-properties fo:font-weight="normal" officeooo:rsid="0017d241" officeooo:paragraph-rsid="0018ffd6" style:font-weight-asian="normal" style:font-weight-complex="normal"/>
    </style:style>
    <style:style style:name="P26" style:family="paragraph" style:parent-style-name="Standard">
      <style:text-properties fo:font-weight="normal" officeooo:rsid="001af9ba" officeooo:paragraph-rsid="001af9ba" style:font-weight-asian="normal" style:font-weight-complex="normal"/>
    </style:style>
    <style:style style:name="P27" style:family="paragraph" style:parent-style-name="Standard">
      <style:text-properties fo:font-weight="normal" officeooo:rsid="001c76f2" officeooo:paragraph-rsid="001c76f2" style:font-weight-asian="normal" style:font-weight-complex="normal"/>
    </style:style>
    <style:style style:name="P28" style:family="paragraph" style:parent-style-name="Standard">
      <style:text-properties fo:font-weight="normal" officeooo:rsid="001e6d52" officeooo:paragraph-rsid="001e6d52" style:font-weight-asian="normal" style:font-weight-complex="normal"/>
    </style:style>
    <style:style style:name="P29" style:family="paragraph" style:parent-style-name="Standard">
      <style:text-properties fo:font-weight="normal" officeooo:rsid="001e6d52" officeooo:paragraph-rsid="0032acb8" style:font-weight-asian="normal" style:font-weight-complex="normal"/>
    </style:style>
    <style:style style:name="P30" style:family="paragraph" style:parent-style-name="Standard">
      <style:text-properties fo:font-weight="normal" officeooo:rsid="001e6d52" officeooo:paragraph-rsid="0034e72b" style:font-weight-asian="normal" style:font-weight-complex="normal"/>
    </style:style>
    <style:style style:name="P31" style:family="paragraph" style:parent-style-name="Standard">
      <style:text-properties fo:font-weight="normal" officeooo:rsid="001e8e2e" officeooo:paragraph-rsid="001e8e2e" style:font-weight-asian="normal" style:font-weight-complex="normal"/>
    </style:style>
    <style:style style:name="P32" style:family="paragraph" style:parent-style-name="Standard">
      <style:text-properties fo:font-weight="normal" officeooo:rsid="001fc252" officeooo:paragraph-rsid="001fc252" style:font-weight-asian="normal" style:font-weight-complex="normal"/>
    </style:style>
    <style:style style:name="P33" style:family="paragraph" style:parent-style-name="Standard">
      <style:text-properties fo:font-weight="normal" officeooo:rsid="0021aeb3" officeooo:paragraph-rsid="0021aeb3" style:font-weight-asian="normal" style:font-weight-complex="normal"/>
    </style:style>
    <style:style style:name="P34" style:family="paragraph" style:parent-style-name="Standard">
      <style:text-properties fo:font-weight="normal" officeooo:rsid="0021aeb3" officeooo:paragraph-rsid="00229fde" style:font-weight-asian="normal" style:font-weight-complex="normal"/>
    </style:style>
    <style:style style:name="P35" style:family="paragraph" style:parent-style-name="Standard">
      <style:text-properties fo:font-weight="normal" officeooo:rsid="0021aeb3" officeooo:paragraph-rsid="0022db47" style:font-weight-asian="normal" style:font-weight-complex="normal"/>
    </style:style>
    <style:style style:name="P36" style:family="paragraph" style:parent-style-name="Standard">
      <style:text-properties fo:font-weight="normal" officeooo:rsid="00229fde" officeooo:paragraph-rsid="00229fde" style:font-weight-asian="normal" style:font-weight-complex="normal"/>
    </style:style>
    <style:style style:name="P37" style:family="paragraph" style:parent-style-name="Standard">
      <style:text-properties fo:font-weight="normal" officeooo:rsid="00229fde" officeooo:paragraph-rsid="0022db47" style:font-weight-asian="normal" style:font-weight-complex="normal"/>
    </style:style>
    <style:style style:name="P38" style:family="paragraph" style:parent-style-name="Standard">
      <style:text-properties fo:font-weight="normal" officeooo:rsid="0022db47" officeooo:paragraph-rsid="0022db47" style:font-weight-asian="normal" style:font-weight-complex="normal"/>
    </style:style>
    <style:style style:name="P39" style:family="paragraph" style:parent-style-name="Standard">
      <style:text-properties fo:font-weight="normal" officeooo:rsid="00254cf0" officeooo:paragraph-rsid="00254cf0" style:font-weight-asian="normal" style:font-weight-complex="normal"/>
    </style:style>
    <style:style style:name="P40" style:family="paragraph" style:parent-style-name="Standard">
      <style:text-properties fo:font-weight="normal" officeooo:rsid="00254cf0" officeooo:paragraph-rsid="00314339" style:font-weight-asian="normal" style:font-weight-complex="normal"/>
    </style:style>
    <style:style style:name="P41" style:family="paragraph" style:parent-style-name="Standard">
      <style:text-properties fo:font-weight="normal" officeooo:rsid="00254cf0" officeooo:paragraph-rsid="0034e72b" style:font-weight-asian="normal" style:font-weight-complex="normal"/>
    </style:style>
    <style:style style:name="P42" style:family="paragraph" style:parent-style-name="Standard">
      <style:text-properties fo:font-weight="normal" officeooo:rsid="00272668" officeooo:paragraph-rsid="00272668" style:font-weight-asian="normal" style:font-weight-complex="normal"/>
    </style:style>
    <style:style style:name="P43" style:family="paragraph" style:parent-style-name="Standard">
      <style:text-properties fo:font-weight="normal" officeooo:rsid="0028fb1a" officeooo:paragraph-rsid="0028fb1a" style:font-weight-asian="normal" style:font-weight-complex="normal"/>
    </style:style>
    <style:style style:name="P44" style:family="paragraph" style:parent-style-name="Standard">
      <style:text-properties fo:font-weight="normal" officeooo:rsid="002a6907" officeooo:paragraph-rsid="002a6907" style:font-weight-asian="normal" style:font-weight-complex="normal"/>
    </style:style>
    <style:style style:name="P45" style:family="paragraph" style:parent-style-name="Standard">
      <style:text-properties fo:font-weight="normal" officeooo:rsid="002a6907" officeooo:paragraph-rsid="00314339" style:font-weight-asian="normal" style:font-weight-complex="normal"/>
    </style:style>
    <style:style style:name="P46" style:family="paragraph" style:parent-style-name="Standard">
      <style:text-properties fo:font-weight="normal" officeooo:rsid="002a6907" officeooo:paragraph-rsid="0032acb8" style:font-weight-asian="normal" style:font-weight-complex="normal"/>
    </style:style>
    <style:style style:name="P47" style:family="paragraph" style:parent-style-name="Standard">
      <style:text-properties fo:font-weight="normal" officeooo:rsid="002a6907" officeooo:paragraph-rsid="0034e72b" style:font-weight-asian="normal" style:font-weight-complex="normal"/>
    </style:style>
    <style:style style:name="P48" style:family="paragraph" style:parent-style-name="Standard">
      <style:text-properties fo:font-weight="normal" officeooo:rsid="002a6907" officeooo:paragraph-rsid="0038b433" style:font-weight-asian="normal" style:font-weight-complex="normal"/>
    </style:style>
    <style:style style:name="P49" style:family="paragraph" style:parent-style-name="Standard">
      <style:text-properties fo:font-weight="normal" officeooo:rsid="002cfb42" officeooo:paragraph-rsid="002cfb42" style:font-weight-asian="normal" style:font-weight-complex="normal"/>
    </style:style>
    <style:style style:name="P50" style:family="paragraph" style:parent-style-name="Standard">
      <style:text-properties fo:font-weight="normal" officeooo:rsid="002cfb42" officeooo:paragraph-rsid="002e7e11" style:font-weight-asian="normal" style:font-weight-complex="normal"/>
    </style:style>
    <style:style style:name="P51" style:family="paragraph" style:parent-style-name="Standard">
      <style:text-properties fo:font-weight="normal" officeooo:rsid="002e7e11" officeooo:paragraph-rsid="002e7e11" style:font-weight-asian="normal" style:font-weight-complex="normal"/>
    </style:style>
    <style:style style:name="P52" style:family="paragraph" style:parent-style-name="Standard">
      <style:text-properties fo:font-weight="normal" officeooo:rsid="002f5fc4" officeooo:paragraph-rsid="002f5fc4" style:font-weight-asian="normal" style:font-weight-complex="normal"/>
    </style:style>
    <style:style style:name="P53" style:family="paragraph" style:parent-style-name="Standard">
      <style:text-properties fo:font-weight="normal" officeooo:rsid="00314339" officeooo:paragraph-rsid="00314339" style:font-weight-asian="normal" style:font-weight-complex="normal"/>
    </style:style>
    <style:style style:name="P54" style:family="paragraph" style:parent-style-name="Standard">
      <style:text-properties fo:font-weight="normal" officeooo:rsid="0034e72b" officeooo:paragraph-rsid="0034e72b" style:font-weight-asian="normal" style:font-weight-complex="normal"/>
    </style:style>
    <style:style style:name="P55" style:family="paragraph" style:parent-style-name="Standard">
      <style:text-properties style:font-name="Liberation Serif" fo:font-size="12pt" fo:font-weight="bold" officeooo:rsid="0034e72b" officeooo:paragraph-rsid="0034e72b" style:font-size-asian="12pt" style:font-weight-asian="bold" style:font-size-complex="12pt" style:font-weight-complex="bold"/>
    </style:style>
    <style:style style:name="P56" style:family="paragraph" style:parent-style-name="Standard">
      <style:text-properties style:font-name="Liberation Serif" fo:font-size="12pt" fo:font-weight="bold" officeooo:rsid="00358d22" officeooo:paragraph-rsid="00358d22" style:font-size-asian="12pt" style:font-weight-asian="bold" style:font-size-complex="12pt" style:font-weight-complex="bold"/>
    </style:style>
    <style:style style:name="P57" style:family="paragraph" style:parent-style-name="Standard">
      <style:text-properties style:font-name="Liberation Serif" fo:font-size="12pt" fo:font-weight="bold" officeooo:rsid="0038b433" officeooo:paragraph-rsid="0038b433" style:font-size-asian="12pt" style:font-weight-asian="bold" style:font-size-complex="12pt" style:font-weight-complex="bold"/>
    </style:style>
    <style:style style:name="P58" style:family="paragraph" style:parent-style-name="Standard">
      <style:text-properties style:font-name="Liberation Serif" fo:font-size="12pt" fo:font-weight="bold" officeooo:rsid="003a4ff6" officeooo:paragraph-rsid="003a4ff6" style:font-size-asian="12pt" style:font-weight-asian="bold" style:font-size-complex="12pt" style:font-weight-complex="bold"/>
    </style:style>
    <style:style style:name="P59" style:family="paragraph" style:parent-style-name="Standard">
      <style:text-properties style:font-name="Liberation Serif" fo:font-size="12pt" fo:font-weight="bold" officeooo:rsid="003d5671" officeooo:paragraph-rsid="003d5671" style:font-size-asian="12pt" style:font-weight-asian="bold" style:font-size-complex="12pt" style:font-weight-complex="bold"/>
    </style:style>
    <style:style style:name="P60" style:family="paragraph" style:parent-style-name="Standard">
      <style:text-properties style:font-name="Liberation Serif" fo:font-size="12pt" fo:font-weight="bold" officeooo:rsid="003ee379" officeooo:paragraph-rsid="003ee379" style:font-size-asian="12pt" style:font-weight-asian="bold" style:font-size-complex="12pt" style:font-weight-complex="bold"/>
    </style:style>
    <style:style style:name="P61" style:family="paragraph" style:parent-style-name="Standard">
      <style:text-properties style:font-name="Liberation Serif" fo:font-size="12pt" fo:font-weight="bold" officeooo:rsid="003fb921" officeooo:paragraph-rsid="003fb921" style:font-size-asian="12pt" style:font-weight-asian="bold" style:font-size-complex="12pt" style:font-weight-complex="bold"/>
    </style:style>
    <style:style style:name="P62" style:family="paragraph" style:parent-style-name="Standard">
      <style:text-properties style:font-name="Liberation Serif" fo:font-size="12pt" fo:font-weight="bold" officeooo:rsid="003fb921" officeooo:paragraph-rsid="00402611" style:font-size-asian="12pt" style:font-weight-asian="bold" style:font-size-complex="12pt" style:font-weight-complex="bold"/>
    </style:style>
    <style:style style:name="P63" style:family="paragraph" style:parent-style-name="Standard">
      <style:text-properties style:font-name="Liberation Serif" fo:font-size="12pt" fo:font-weight="bold" officeooo:rsid="00402611" officeooo:paragraph-rsid="00402611" style:font-size-asian="12pt" style:font-weight-asian="bold" style:font-size-complex="12pt" style:font-weight-complex="bold"/>
    </style:style>
    <style:style style:name="P64" style:family="paragraph" style:parent-style-name="Standard">
      <style:text-properties style:font-name="Liberation Serif" fo:font-size="12pt" fo:font-weight="bold" officeooo:rsid="00405942" officeooo:paragraph-rsid="00405942" style:font-size-asian="12pt" style:font-weight-asian="bold" style:font-size-complex="12pt" style:font-weight-complex="bold"/>
    </style:style>
    <style:style style:name="P65" style:family="paragraph" style:parent-style-name="Standard">
      <style:text-properties style:font-name="Liberation Serif" fo:font-size="12pt" fo:font-weight="bold" officeooo:rsid="0041eed7" officeooo:paragraph-rsid="0041eed7" style:font-size-asian="12pt" style:font-weight-asian="bold" style:font-size-complex="12pt" style:font-weight-complex="bold"/>
    </style:style>
    <style:style style:name="P66" style:family="paragraph" style:parent-style-name="Standard">
      <style:text-properties style:font-name="Liberation Serif" fo:font-size="12pt" fo:font-weight="bold" officeooo:rsid="0041eed7" officeooo:paragraph-rsid="0042f746" style:font-size-asian="12pt" style:font-weight-asian="bold" style:font-size-complex="12pt" style:font-weight-complex="bold"/>
    </style:style>
    <style:style style:name="P67" style:family="paragraph" style:parent-style-name="Standard">
      <style:text-properties style:font-name="Liberation Serif" fo:font-size="12pt" fo:font-weight="bold" officeooo:rsid="00449ea2" officeooo:paragraph-rsid="00449ea2" style:font-size-asian="12pt" style:font-weight-asian="bold" style:font-size-complex="12pt" style:font-weight-complex="bold"/>
    </style:style>
    <style:style style:name="P68" style:family="paragraph" style:parent-style-name="Standard">
      <style:text-properties style:font-name="Liberation Serif" fo:font-size="12pt" fo:font-weight="normal" officeooo:rsid="002a6907" officeooo:paragraph-rsid="0038b433"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2a6907" officeooo:paragraph-rsid="003a4ff6"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2a6907" officeooo:paragraph-rsid="003d5671"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2a6907" officeooo:paragraph-rsid="003fb921"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2a6907" officeooo:paragraph-rsid="00449ea2"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038b433" officeooo:paragraph-rsid="0038b433" style:font-size-asian="12pt" style:font-weight-asian="normal" style:font-size-complex="12pt" style:font-weight-complex="normal"/>
    </style:style>
    <style:style style:name="P74" style:family="paragraph" style:parent-style-name="Standard">
      <style:text-properties style:font-name="Liberation Serif" fo:font-size="12pt" fo:font-weight="normal" officeooo:rsid="001e6d52" officeooo:paragraph-rsid="0038b433"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01e6d52" officeooo:paragraph-rsid="003a4ff6" style:font-size-asian="12pt" style:font-weight-asian="normal" style:font-size-complex="12pt" style:font-weight-complex="normal"/>
    </style:style>
    <style:style style:name="P76" style:family="paragraph" style:parent-style-name="Standard">
      <style:text-properties style:font-name="Liberation Serif" fo:font-size="12pt" fo:font-weight="normal" officeooo:rsid="001e6d52" officeooo:paragraph-rsid="003d5671"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1e6d52" officeooo:paragraph-rsid="003ee379"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01e6d52" officeooo:paragraph-rsid="003fb921"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01e6d52" officeooo:paragraph-rsid="00405942"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01e6d52" officeooo:paragraph-rsid="0041eed7"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01e6d52" officeooo:paragraph-rsid="0042f746"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01e6d52" officeooo:paragraph-rsid="00449ea2"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229fde" officeooo:paragraph-rsid="003d5671"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229fde" officeooo:paragraph-rsid="00405942"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229fde" officeooo:paragraph-rsid="0042f746"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229fde" officeooo:paragraph-rsid="00449ea2"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3ee379" officeooo:paragraph-rsid="003ee379"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3ee379" officeooo:paragraph-rsid="0041eed7"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3ee379" officeooo:paragraph-rsid="0042f746"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3fb921" officeooo:paragraph-rsid="003fb921"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402611" officeooo:paragraph-rsid="00402611"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405942" officeooo:paragraph-rsid="00405942" style:font-size-asian="12pt" style:font-weight-asian="normal" style:font-size-complex="12pt" style:font-weight-complex="normal"/>
    </style:style>
    <style:style style:name="P93"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4e72b" officeooo:paragraph-rsid="0034e72b" style:font-size-asian="12pt" style:font-style-asian="normal" style:font-weight-asian="bold" style:font-size-complex="12pt" style:font-weight-complex="bold" style:text-emphasize="none"/>
    </style:style>
    <style:style style:name="P94" style:family="paragraph" style:parent-style-name="Standard">
      <style:text-properties style:font-name="Liberation Serif" fo:font-size="12pt" fo:font-weight="bold" officeooo:rsid="00449ea2" officeooo:paragraph-rsid="00449ea2"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44f2af" officeooo:paragraph-rsid="0044f2af"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467987" officeooo:paragraph-rsid="0046798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46dd2c" officeooo:paragraph-rsid="0046dd2c" style:font-size-asian="12pt" style:font-weight-asian="bold" style:font-size-complex="12pt" style:font-weight-complex="bold"/>
    </style:style>
    <style:style style:name="P98" style:family="paragraph" style:parent-style-name="Standard">
      <style:text-properties style:font-name="Liberation Serif" fo:font-size="12pt" fo:font-weight="normal" officeooo:rsid="0044f2af" officeooo:paragraph-rsid="0044f2af"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467987" officeooo:paragraph-rsid="00467987"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229fde" officeooo:paragraph-rsid="00467987"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46dd2c" officeooo:paragraph-rsid="0046dd2c" style:font-size-asian="12pt" style:font-weight-asian="normal" style:font-size-complex="12pt" style:font-weight-complex="normal"/>
    </style:style>
    <style:style style:name="P102" style:family="paragraph" style:parent-style-name="Standard">
      <style:text-properties fo:font-weight="bold" officeooo:rsid="002a6907" officeooo:paragraph-rsid="002a6907" style:font-weight-asian="bold" style:font-weight-complex="bold"/>
    </style:style>
    <style:style style:name="P103" style:family="paragraph" style:parent-style-name="Standard">
      <style:text-properties fo:font-weight="bold" officeooo:rsid="0048952d" officeooo:paragraph-rsid="0048952d" style:font-weight-asian="bold" style:font-weight-complex="bold"/>
    </style:style>
    <style:style style:name="P104" style:family="paragraph" style:parent-style-name="Standard">
      <style:text-properties fo:font-weight="normal" officeooo:rsid="0048952d" officeooo:paragraph-rsid="0048952d" style:font-weight-asian="normal" style:font-weight-complex="normal"/>
    </style:style>
    <style:style style:name="T1" style:family="text">
      <style:text-properties officeooo:rsid="0018ffd6"/>
    </style:style>
    <style:style style:name="T2" style:family="text">
      <style:text-properties officeooo:rsid="001af9ba"/>
    </style:style>
    <style:style style:name="T3" style:family="text">
      <style:text-properties officeooo:rsid="001c76f2"/>
    </style:style>
    <style:style style:name="T4" style:family="text">
      <style:text-properties officeooo:rsid="0022db47"/>
    </style:style>
    <style:style style:name="T5" style:family="text">
      <style:text-properties officeooo:rsid="00272668"/>
    </style:style>
    <style:style style:name="T6" style:family="text">
      <style:text-properties officeooo:rsid="002e7e11"/>
    </style:style>
    <style:style style:name="T7" style:family="text">
      <style:text-properties officeooo:rsid="00314339"/>
    </style:style>
    <style:style style:name="T8" style:family="text">
      <style:text-properties officeooo:rsid="0032acb8"/>
    </style:style>
    <style:style style:name="T9" style:family="text">
      <style:text-properties officeooo:rsid="003d5671"/>
    </style:style>
    <style:style style:name="T10" style:family="text">
      <style:text-properties officeooo:rsid="003fb921"/>
    </style:style>
    <style:style style:name="T11" style:family="text">
      <style:text-properties officeooo:rsid="00405942"/>
    </style:style>
    <style:style style:name="T12" style:family="text">
      <style:text-properties officeooo:rsid="0042f746"/>
    </style:style>
    <style:style style:name="T13" style:family="text">
      <style:text-properties officeooo:rsid="00467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2D8 Gradient</text:p>
      <text:p text:style-name="P101">In general the chain orders are better than the bfs orders. Chain is better than chain-prev. Interestingly, for variant 5x5_50 chain-prev is the worst order if the granularity is high.</text:p>
      <text:p text:style-name="P101">Lower granularity is better. Both a granularity of 5 and 10 are good. Some diagrams show that 10 is the optimal granularity.</text:p>
      <text:p text:style-name="P96"/>
      <text:p text:style-name="P96">Angiogenesis</text:p>
      <text:p text:style-name="P100">The small<text:span text:style-name="T11">est</text:span> variant (<text:span text:style-name="T13">1</text:span>) <text:span text:style-name="T9">has</text:span> a high variance. Due to the very short solving time, a clear winner cannot be selected. </text:p>
      <text:p text:style-name="P99">Chain is the best order. Although any order is good when fixing the granularity on 5.</text:p>
      <text:p text:style-name="P99">Lower granularity is better. A granularity of 40 is significant worse than the other granularities.</text:p>
      <text:p text:style-name="P99">There also seems to be a local optimum at a granularity of 30.</text:p>
      <text:p text:style-name="P95"/>
      <text:p text:style-name="P95">Brigde &amp; Vehicles</text:p>
      <text:p text:style-name="P98">Hard model.</text:p>
      <text:p text:style-name="P98">Chain-prev is the best order. The larger variants can only be solved by an prev order.</text:p>
      <text:p text:style-name="P98">Granularity of 10 seems to be the best one. For the smaller variants granularity of 5 is slightly better. However, using this granularity the larger variants cannot be solved.</text:p>
      <text:p text:style-name="P67"/>
      <text:p text:style-name="P67">Circadian Clock</text:p>
      <text:p text:style-name="P86">The small<text:span text:style-name="T11">est</text:span> variant (<text:span text:style-name="T11">2</text:span>) <text:span text:style-name="T9">has</text:span> a high variance. Due to the very short solving time, a clear winner cannot be selected. </text:p>
      <text:p text:style-name="P72">Both chain orders are clearly better than the bfs orders. <text:span text:style-name="T7">Chain performs generally better than chain-prev.</text:span></text:p>
      <text:p text:style-name="P82">Lower granularity is better.</text:p>
      <text:p text:style-name="P67"/>
      <text:p text:style-name="P66">C<text:span text:style-name="T12">ircular Train</text:span></text:p>
      <text:p text:style-name="P85">The small<text:span text:style-name="T11">est</text:span> variant (<text:span text:style-name="T12">12</text:span>) <text:span text:style-name="T9">has</text:span> a high variance. <text:span text:style-name="T12">Although it confirms the larger models, it is ignored.</text:span></text:p>
      <text:p text:style-name="P89">Chain is best order.</text:p>
      <text:p text:style-name="P81">Lower granularity is better.</text:p>
      <text:p text:style-name="P81"/>
      <text:p text:style-name="P65">Closed System</text:p>
      <text:p text:style-name="P88">Chain is best order.</text:p>
      <text:p text:style-name="P80">Lower granularity is better.</text:p>
      <text:p text:style-name="P65"/>
      <text:p text:style-name="P64">CS Repetitions</text:p>
      <text:p text:style-name="P92">Result vary.</text:p>
      <text:p text:style-name="P92">For the small variants (2,3) chain is the best order.</text:p>
      <text:p text:style-name="P92">For variant 4 bfs-prev is the best order. </text:p>
      <text:p text:style-name="P92">If variant 2 is not considered, there is an optimum between 10 and 20. For variant 4 order bfs-prev a granularity of 30 or 40 is also good.</text:p>
      <text:p text:style-name="P92">Interestingly, chain-prev does not perform well for this model.</text:p>
      <text:p text:style-name="P64"/>
      <text:p text:style-name="P64">Database</text:p>
      <text:p text:style-name="P84">The small<text:span text:style-name="T11">est</text:span> variant (<text:span text:style-name="T11">2</text:span>) <text:span text:style-name="T9">has</text:span> a high variance. Due to the very short solving time, a clear winner cannot be selected. </text:p>
      <text:p text:style-name="P92">Chain is the best order for variant 4.</text:p>
      <text:p text:style-name="P79">Lower granularity is better, <text:span text:style-name="T11">although it has little influence.</text:span></text:p>
      <text:p text:style-name="P63"/>
      <text:p text:style-name="P63">Dekker</text:p>
      <text:p text:style-name="P91">Results vary.</text:p>
      <text:p text:style-name="P91">For small variants (10,15) both chain orders are slightly better than the bfs orders. Lower <text:soft-page-break/>granularity is better. However for granularity of 5 it does not matter which order is selected.</text:p>
      <text:p text:style-name="P91">Variant 20 could only be solved a couple time by only both prev orders (for all granularities). A granularity of 10 is the best in this particular case.</text:p>
      <text:p text:style-name="P62"/>
      <text:p text:style-name="P61">Distributeur</text:p>
      <text:p text:style-name="P90">Only the first variant (2) could be solved</text:p>
      <text:p text:style-name="P71">Both chain orders are clearly better than the bfs orders. <text:span text:style-name="T7">Chain performs generally better than chain-prev.</text:span></text:p>
      <text:p text:style-name="P78">Lower granularity is better <text:span text:style-name="T10">for the bfs orders</text:span>, but for the chain orders any granularity <text:span text:style-name="T8">performs okay.</text:span></text:p>
      <text:p text:style-name="P60"/>
      <text:p text:style-name="P60">Energy Bus</text:p>
      <text:p text:style-name="P87">Has a high variance.</text:p>
      <text:p text:style-name="P87">Chain is best order.</text:p>
      <text:p text:style-name="P77">Lower granularity is better.</text:p>
      <text:p text:style-name="P59"/>
      <text:p text:style-name="P59">Erk</text:p>
      <text:p text:style-name="P83">The small variant (<text:span text:style-name="T9">1</text:span>) <text:span text:style-name="T9">has</text:span> a high variance. Due to the very short solving time, a clear winner cannot be selected. </text:p>
      <text:p text:style-name="P70">Both chain orders are clearly better than the bfs orders. <text:span text:style-name="T7">Chain performs generally better than chain-prev. </text:span></text:p>
      <text:p text:style-name="P76">Lower granularity is better.</text:p>
      <text:p text:style-name="P58"/>
      <text:p text:style-name="P58">FMS</text:p>
      <text:p text:style-name="P69">Both chain orders are clearly better than the bfs orders. <text:span text:style-name="T7">Chain performs generally better than chain-prev. For larger variants (50,100) chain is clearly better than chain-prev. Strangely, for variant 200 chain performs worse than both prev orders.</text:span></text:p>
      <text:p text:style-name="P75">Lower granularity is better.</text:p>
      <text:p text:style-name="P57"/>
      <text:p text:style-name="P57">House Construction</text:p>
      <text:p text:style-name="P48">Both chain orders are clearly better than the bfs orders. </text:p>
      <text:p text:style-name="P74">Lower granularity is better, but for the chain orders any granularity <text:span text:style-name="T8">performs okay.</text:span></text:p>
      <text:p text:style-name="P56"/>
      <text:p text:style-name="P56">IBM</text:p>
      <text:p text:style-name="P68">Both chain orders are clearly better than the bfs orders. <text:span text:style-name="T7">Chain performs generally better than chain-prev. </text:span></text:p>
      <text:p text:style-name="P73">Optimal value for granularity is between 10 and 20</text:p>
      <text:p text:style-name="P55"/>
      <text:p text:style-name="P93">IBMB2S565S3960</text:p>
      <text:p text:style-name="P47">Both chain orders are clearly better than the bfs orders. <text:span text:style-name="T7">Chain-prev performs generally better than chain. </text:span></text:p>
      <text:p text:style-name="P30">Lower granularity is better.</text:p>
      <text:p text:style-name="P21"/>
      <text:p text:style-name="P21">IOTP</text:p>
      <text:p text:style-name="P54">Chain is the best order.</text:p>
      <text:p text:style-name="P41">There is no global optimal granularity; <text:span text:style-name="T7">the optimal value varies per variant and order.</text:span></text:p>
      <text:p text:style-name="P20"/>
      <text:p text:style-name="P19">Kanban</text:p>
      <text:p text:style-name="P46">Both chain orders are clearly better than the bfs orders. <text:span text:style-name="T7">Chain performs generally better than chain-prev. </text:span></text:p>
      <text:p text:style-name="P29">Lower granularity is better, but for the chain orders any granularity <text:span text:style-name="T8">performs okay.</text:span></text:p>
      <text:p text:style-name="P18"/>
      <text:p text:style-name="P18"><text:soft-page-break/>Lamport FMEA</text:p>
      <text:p text:style-name="P53">For the small variants (2,3) the chain orders perform better than the bfs orders, but all orders solve the models quickly. The middle variants (4,5) show that the prev orders are preferred.</text:p>
      <text:p text:style-name="P40">There is no global optimal granularity; <text:span text:style-name="T7">the optimal value varies per variant and order.</text:span></text:p>
      <text:p text:style-name="P18"/>
      <text:p text:style-name="P18">MAPK</text:p>
      <text:p text:style-name="P45">Both chain orders are clearly better than the bfs orders. <text:span text:style-name="T7">Chain performs generally better than chain-prev. </text:span></text:p>
      <text:p text:style-name="P53">For both bfs orders a low granularity is clearly preferred. </text:p>
      <text:p text:style-name="P53">For both chain either a low or high granularity is preferred (see variant 80)</text:p>
      <text:p text:style-name="P17"/>
      <text:p text:style-name="P17">Multiway Sync</text:p>
      <text:p text:style-name="P52">Chain is the best order.</text:p>
      <text:p text:style-name="P52">For both chain orders a lower granularity is better. However for both bfs orders there is a clear optimum between 10 and 20</text:p>
      <text:p text:style-name="P17"/>
      <text:p text:style-name="P17">Open system</text:p>
      <text:p text:style-name="P52">Chain is the best order.</text:p>
      <text:p text:style-name="P52">Lower granularity results in a better performance.</text:p>
      <text:p text:style-name="P16"/>
      <text:p text:style-name="P16">P<text:span text:style-name="T6">arking</text:span></text:p>
      <text:p text:style-name="P50">Only the first two variants could be solved.</text:p>
      <text:p text:style-name="P50">Chain is the best order <text:span text:style-name="T6">and chain-prev is a good second.</text:span></text:p>
      <text:p text:style-name="P51">The first variant (1,4) shows little difference for the different granularities. The second variant (2,8) suggest an optimal granularity of 10.</text:p>
      <text:p text:style-name="P15"/>
      <text:p text:style-name="P15">Peterson</text:p>
      <text:p text:style-name="P49">Only the first two variants could be solved.</text:p>
      <text:p text:style-name="P49">Chain-prev is the best order.</text:p>
      <text:p text:style-name="P49">Granularity has less influence, but a lower granularity seems to be better.</text:p>
      <text:p text:style-name="P14"/>
      <text:p text:style-name="P103">Phase Variation</text:p>
      <text:p text:style-name="P104">Only the two smallest variants could be solved. </text:p>
      <text:p text:style-name="P104">Chain is best order. Variant 5_10 shows that chain-prev is the worst order if the granularity is high.</text:p>
      <text:p text:style-name="P104">A lower granularity seems to be preferred.</text:p>
      <text:p text:style-name="P104"/>
      <text:p text:style-name="P14">Philosophers</text:p>
      <text:p text:style-name="P44">Both chain orders are clearly better than the bfs orders.</text:p>
      <text:p text:style-name="P44">The optimal granularity for chain is 20, although 10,20 or 40 also perform well. For bfs orders the optimal granularity is clearly 10.</text:p>
      <text:p text:style-name="P14"/>
      <text:p text:style-name="P13">Production Cell</text:p>
      <text:p text:style-name="P43">Chain is the best order.</text:p>
      <text:p text:style-name="P43">The optimal granularity is 30, but a low granularity (5) is also good.</text:p>
      <text:p text:style-name="P43"/>
      <text:p text:style-name="P12">Q Certif Protocol</text:p>
      <text:p text:style-name="P39">The results vary.</text:p>
      <text:p text:style-name="P39">The smallest variant (2) shows that the chain orders are better, but the second variant (6) <text:span text:style-name="T5">shows that the prev orders are better, suggesting chain is not a good order.</text:span></text:p>
      <text:p text:style-name="P42">Strangly, the middle variants (10,18) are not solvable by any configuration.</text:p>
      <text:p text:style-name="P42">The largest variants (22, 28, 32) can be quickly solved by any order when the granularity is set to 5.</text:p>
      <text:p text:style-name="P42">In general a lower granularity is better.</text:p>
      <text:p text:style-name="P11"><text:soft-page-break/></text:p>
      <text:p text:style-name="P11">Raft</text:p>
      <text:p text:style-name="P39">Chain is generally the best order. For the larger variants (8,9) bfs-prev is the one to go, even if it is slow for the smaller variants. </text:p>
      <text:p text:style-name="P39">There is no global optimal granularity. The best granularity varies from 10 to 40, suggesting there is an optimum.</text:p>
      <text:p text:style-name="P39">Bfs-prev with granularity of 40 is the only one which can solve variant 9.</text:p>
      <text:p text:style-name="P9"/>
      <text:p text:style-name="P9">RAS <text:span text:style-name="T4">C</text:span></text:p>
      <text:p text:style-name="P36">Easily solvable.</text:p>
      <text:p text:style-name="P36">The small variant (<text:span text:style-name="T4">3</text:span>) ha<text:span text:style-name="T4">s</text:span> a high variance. Due to the very short solving time, a clear winner cannot be selected. </text:p>
      <text:p text:style-name="P38">Chain orders are clearly better than the bfs orders. However chain is generally better than chain-prev</text:p>
      <text:p text:style-name="P34">Lower granularity results in better performance. <text:span text:style-name="T4">For bfs a higher granularity results quickly in a bad performance.</text:span></text:p>
      <text:p text:style-name="P34"/>
      <text:p text:style-name="P10">RAS R</text:p>
      <text:p text:style-name="P37">Easily solvable.</text:p>
      <text:p text:style-name="P37">The small variants (2,3,5,10) have a high variance. Due to the very short solving time, a clear winner cannot be selected. </text:p>
      <text:p text:style-name="P37">Chain is the best order.</text:p>
      <text:p text:style-name="P35">Lower granularity results in better performance.</text:p>
      <text:p text:style-name="P8"/>
      <text:p text:style-name="P8">Ring</text:p>
      <text:p text:style-name="P33">Chain is the best, but other methods are only a small factor worse.</text:p>
      <text:p text:style-name="P33">Lower granularity results in better performance.</text:p>
      <text:p text:style-name="P8"/>
      <text:p text:style-name="P7">RW Mutex</text:p>
      <text:p text:style-name="P32">The small variants (r10w10, r10w20, r10w50, r20w) has a high variance and the order nor the granularity seems to matter; no clear winner could be selected from the smaller models.</text:p>
      <text:p text:style-name="P32">The larger variants (r10w100, r10w1000, r10w2000) show that chain orders are better, where chain is slightly better than chain-prev. Furthermore a high granularity is better.</text:p>
      <text:p text:style-name="P32">Variant r10w500 is an exception. The prev orders are clearly better than the nonprev orders. Granularity has less influence on the performance.</text:p>
      <text:p text:style-name="P7"/>
      <text:p text:style-name="P6">Safebus</text:p>
      <text:p text:style-name="P31">For the small variant (3) all orders are rapid. Chain is better than the others. For the second variant (6) the nonprev orders are lacking the capability to solve the model; they could only solve with a granularity of 10 (slow performance). </text:p>
      <text:p text:style-name="P31">A low granularity is better.</text:p>
      <text:p text:style-name="P5"/>
      <text:p text:style-name="P5">Sg</text:p>
      <text:p text:style-name="P28">Only the first variant (2,1,2) could be solved.</text:p>
      <text:p text:style-name="P28">Chain orders are clearly better than the bfs orders.</text:p>
      <text:p text:style-name="P28">Lower granularity is better, but for the chain orders any granularity is alright.</text:p>
      <text:p text:style-name="P4"/>
      <text:p text:style-name="P4">Shared Memory</text:p>
      <text:p text:style-name="P27">Chain and chain-prev are slightly better than bfs orders.</text:p>
      <text:p text:style-name="P27">The diagrams shows high variance so the best granularity cannot clearly be selected. Any granularity seems to be alright.</text:p>
      <text:p text:style-name="P4"/>
      <text:p text:style-name="P4"><text:soft-page-break/>Simple LBS</text:p>
      <text:p text:style-name="P23"><text:span text:style-name="T1">S</text:span>mall <text:span text:style-name="T1">variant (2)</text:span> has high variance due to a short solving time.</text:p>
      <text:p text:style-name="P27">Chain and chain-prev are the best. For small variants (2,5) chain is slightly better, but for variant (10) chain is much worse than chain-prev.</text:p>
      <text:p text:style-name="P27">Granularity of 5 seems to be the best (see variant 10). Variant 5 suggest that a high granularity is also good, but is rejected by variant 10</text:p>
      <text:p text:style-name="P27"/>
      <text:p text:style-name="P3">Soli</text:p>
      <text:p text:style-name="P26">Strange performance:</text:p>
      <text:p text:style-name="P26"><text:tab/>Chain is best for variant 0 square 5.</text:p>
      <text:p text:style-name="P26"><text:tab/>Bfs-prev is best for variant 0 counter square 5</text:p>
      <text:p text:style-name="P26"><text:tab/>Chain-prev is best for variant 1</text:p>
      <text:p text:style-name="P26">Granularity also varies:</text:p>
      <text:p text:style-name="P26"><text:tab/>For variant 0 square 5 granularity of <text:span text:style-name="T3">20 is the best, but high (40+) are also fast</text:span></text:p>
      <text:p text:style-name="P26"><text:tab/><text:span text:style-name="T3">For variant 0 counter square 5 granularity of 10 is the best, but the model cannot be solved <text:tab/>with values 20, 30 or 40</text:span></text:p>
      <text:p text:style-name="P26"><text:tab/><text:span text:style-name="T3">For variant 1 a granularity of 5 is the best.</text:span></text:p>
      <text:p text:style-name="P2"/>
      <text:p text:style-name="P2">Swimming Pool</text:p>
      <text:p text:style-name="P25">For the smaller models (1-4) either chain or chain-prev is good. The middle models (5-6) shows that chain-prev is better. The higher variants (7-9) can 'only' be solved by chain-prev. </text:p>
      <text:p text:style-name="P25">Interestingly, bfs-prev performs as good as chain-prev for all variants when the granularity is fixed to 5.</text:p>
      <text:p text:style-name="P24">Granularity of 5 is best for all variants. The largest models (8-9) can only be solved with granularity of 5. Middle models show <text:span text:style-name="T1">a clear penalty for a higher granularity.</text:span> </text:p>
      <text:p text:style-name="P1"/>
      <text:p text:style-name="P1">Tokenring</text:p>
      <text:p text:style-name="P22"><text:span text:style-name="T2">C</text:span>hain and chain-prev</text:p>
      <text:p text:style-name="P22"><text:span text:style-name="T1">S</text:span>mall <text:span text:style-name="T1">variant (5)</text:span> has high variance due to a short solving time.</text:p>
      <text:p text:style-name="P22"><text:span text:style-name="T1">V</text:span>ariant 10 and 20 suggest either a maximum or minimum granularity is better, while variant 15 has an optimum at granularity of 30. For this variant both bfs orders has a bad performance for a granularity of 5.</text:p>
      <text:p text:style-name="P1"/>
      <text:p text:style-name="P1">UNF 8x8 4 Stage SEN</text:p>
      <text:p text:style-name="P22">Only the first variant (1) could be solved.</text:p>
      <text:p text:style-name="P22">chain-prev and bfs-prev</text:p>
      <text:p text:style-name="P22"><text:span text:style-name="T1">G</text:span>ranularity of 5 is much worse than 10, 20, 30 and 40.</text:p>
      <text:p text:style-name="P22"><text:span text:style-name="T1">G</text:span>ranularity of 20 is slighty better than the others.</text:p>
      <text:p text:style-name="P1"/>
      <text:p text:style-name="P1">Utah No C</text:p>
      <text:p text:style-name="P22"><text:span text:style-name="T1">C</text:span>hain-prev.</text:p>
      <text:p text:style-name="P22"><text:span text:style-name="T1">G</text:span>ranularity 10 is best, higher values results in worse performance.</text:p>
      <text:p text:style-name="P1"/>
      <text:p text:style-name="P1">Vasy 2003</text:p>
      <text:p text:style-name="P22"><text:span text:style-name="T1">C</text:span>hain-prev.</text:p>
      <text:p text:style-name="P22"><text:span text:style-name="T1">G</text:span>ranularity 5,10, 20 perform equally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2:14:05.351546541</meta:creation-date>
    <dc:date>2016-03-10T11:12:15.460691900</dc:date>
    <meta:editing-duration>PT4H31M5S</meta:editing-duration>
    <meta:editing-cycles>36</meta:editing-cycles>
    <meta:generator>LibreOffice/4.2.8.2$Linux_X86_64 LibreOffice_project/420m0$Build-2</meta:generator>
    <meta:document-statistic meta:table-count="0" meta:image-count="0" meta:object-count="0" meta:page-count="5" meta:paragraph-count="167" meta:word-count="1735" meta:character-count="10218" meta:non-whitespace-character-count="8624"/>
  </office:meta>
</office:document-meta>
</file>